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40000038AF9E6DE681EC088D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839cm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3.2cm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3.2cm"/>
    </style:style>
    <style:style style:name="gr5" style:family="graphic" style:parent-style-name="standard">
      <style:graphic-properties draw:fill="none" draw:textarea-vertical-align="middle" draw:auto-grow-height="false" fo:min-height="10.366cm" fo:min-width="0cm"/>
    </style:style>
    <style:style style:name="gr6" style:family="graphic" style:parent-style-name="standard">
      <style:graphic-properties draw:fill="none" draw:textarea-vertical-align="middle" draw:auto-grow-height="false" fo:min-height="2.5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false" draw:fit-to-size="true" style:shrink-to-fit="false" fo:min-height="0.75cm"/>
    </style:style>
    <style:style style:name="gr8" style:family="graphic" style:parent-style-name="standard">
      <style:graphic-properties draw:stroke="none" svg:stroke-color="#000000" draw:fill="none" draw:fill-color="#ffffff" fo:min-height="3.9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5.4cm" svg:height="2.089cm" svg:x="9.4cm" svg:y="12.8cm">
          <draw:text-box>
            <text:p>静态库与动态库</text:p>
          </draw:text-box>
        </draw:frame>
        <draw:frame draw:style-name="gr2" draw:text-style-name="P2" draw:layer="layout" svg:width="11.816cm" svg:height="11.486cm" svg:x="4.084cm" svg:y="9cm">
          <draw:image xlink:href="Pictures/10000201000003A40000038AF9E6DE681EC088D4.png" xlink:type="simple" xlink:show="embed" xlink:actuate="onLoad">
            <text:p/>
          </draw:image>
        </draw:frame>
        <draw:custom-shape draw:style-name="gr3" draw:text-style-name="P2" draw:layer="layout" svg:width="3.7cm" svg:height="3cm" svg:x="7.1cm" svg:y="7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7cm" svg:height="1.1cm" svg:x="7.1cm" svg:y="20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6cm" svg:height="11.2cm" svg:x="5cm" svg:y="10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3" draw:layer="layout" svg:width="0.5cm" svg:height="2.9cm" svg:x="5.1cm" svg:y="7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1" draw:layer="layout" svg:width="1.4cm" svg:height="0.77cm" svg:x="9.1cm" svg:y="19.2cm">
          <draw:text-box>
            <text:p>代码段</text:p>
          </draw:text-box>
        </draw:frame>
        <draw:frame draw:style-name="gr7" draw:text-style-name="P1" draw:layer="layout" svg:width="1.4cm" svg:height="0.77cm" svg:x="8.3cm" svg:y="20.43cm">
          <draw:text-box>
            <text:p>保留空间</text:p>
          </draw:text-box>
        </draw:frame>
        <draw:frame draw:style-name="gr8" draw:text-style-name="P1" draw:layer="layout" svg:width="1.211cm" svg:height="5.349cm" svg:x="3.389cm" svg:y="13.2cm">
          <draw:text-box>
            <text:p>3G用户空间</text:p>
          </draw:text-box>
        </draw:frame>
        <draw:frame draw:style-name="gr8" draw:text-style-name="P1" draw:layer="layout" svg:width="1.211cm" svg:height="5.349cm" svg:x="3.389cm" svg:y="6.051cm">
          <draw:text-box>
            <text:p>1G内核空间</text:p>
          </draw:text-box>
        </draw:frame>
        <draw:line draw:style-name="gr9" draw:text-style-name="P3" draw:layer="layout" svg:x1="15.5cm" svg:y1="14.1cm" svg:x2="11cm" svg:y2="14.1cm">
          <text:p/>
        </draw:line>
        <draw:frame draw:style-name="gr10" draw:text-style-name="P1" draw:layer="layout" svg:width="4cm" svg:height="1.17cm" svg:x="12.4cm" svg:y="12.93cm">
          <draw:text-box>
            <text:p>库</text:p>
          </draw:text-box>
        </draw:frame>
        <draw:frame draw:style-name="gr8" draw:text-style-name="P1" draw:layer="layout" svg:width="1.211cm" svg:height="5.349cm" svg:x="3.39cm" svg:y="13.201cm">
          <draw:text-box>
            <text:p>3G用户空间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6-25T18:00:30.661896955</meta:creation-date>
    <dc:date>2022-06-25T19:24:27.787170577</dc:date>
    <meta:editing-duration>PT1H13M37S</meta:editing-duration>
    <meta:editing-cycles>13</meta:editing-cycles>
    <meta:generator>LibreOffice/6.0.7.3$Linux_X86_64 LibreOffice_project/00m0$Build-3</meta:generator>
    <meta:document-statistic meta:object-count="13"/>
  </office:meta>
</office:document-meta>
</file>